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95f5"/>
    </style:style>
    <style:style style:name="T1" style:family="text">
      <style:text-properties officeooo:rsid="001695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∀<text:span text:style-name="T1">x</text:span>∃<text:span text:style-name="T1">y T(x,y)</text:span></text:p>
      <text:p text:style-name="Standard"/>
      <text:p text:style-name="Standard"/>
      <text:p text:style-name="P1">∀ <text:span text:style-name="T1">people x, </text:span>∃ <text:span text:style-name="T1">people y, x trusts y</text:span></text:p>
      <text:p text:style-name="P1"/>
      <text:p text:style-name="P1"/>
      <text:p text:style-name="P1">∀<text:span text:style-name="T1">x</text:span>∃<text:span text:style-name="T1">y T(x,y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2:11:36.232838751</meta:creation-date>
    <dc:date>2019-02-22T00:00:13.848166908</dc:date>
    <meta:editing-duration>PT1H28M27S</meta:editing-duration>
    <meta:editing-cycles>1</meta:editing-cycles>
    <meta:document-statistic meta:table-count="0" meta:image-count="0" meta:object-count="0" meta:page-count="1" meta:paragraph-count="3" meta:word-count="13" meta:character-count="56" meta:non-whitespace-character-count="46"/>
    <meta:generator>LibreOffice/6.1.5.2$Linux_X86_64 LibreOffice_project/10$Build-2</meta:generator>
  </office:meta>
</office:document-meta>
</file>